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156.783145" calcext:value-type="float">
            <text:p>1156.783145</text:p>
          </table:table-cell>
          <table:table-cell table:style-name="Default" table:formula="of:=[.H2]/24/365" office:value-type="float" office:value="0.13205287043379" calcext:value-type="float">
            <text:p>0.1320528704337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0:22:12.014962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26T10:31:03.885729155</dc:date>
    <meta:editing-duration>P4DT13H16M34S</meta:editing-duration>
    <meta:editing-cycles>100</meta:editing-cycles>
    <meta:document-statistic meta:table-count="1" meta:cell-count="1212" meta:object-count="0"/>
  </office:meta>
</office:document-meta>
</file>